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2" style:family="paragraph" style:parent-style-name="wfrp-brödtext" style:list-style-name="L1">
      <style:paragraph-properties fo:break-before="auto" fo:break-after="auto"/>
    </style:style>
    <style:style style:name="P3" style:family="paragraph" style:parent-style-name="FAB-Överrubrik" style:master-page-name="Standard">
      <style:paragraph-properties style:page-number="auto"/>
      <style:text-properties style:font-name-asian="Hammersmith One" style:font-name-complex="Hammersmith On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
      <text:p text:style-name="wfrp-rubrik">DIETER PANTKE</text:p>
      <text:p text:style-name="wfrp-sub-rubrik"/>
      <text:section text:style-name="Sect1" text:name="Område1">
        <text:h text:style-name="wfrp-rubrik-1" text:outline-level="10"><text:bookmark text:name="docs-internal-guid-3318dad5-694b-5837-663f-cbbb8075cebf"/>A DAY LATE A SHILLING SHORT</text:h>
        <text:p text:style-name="wfrp-brödtext"><text:bookmark text:name="docs-internal-guid-d05ea2b1-6f7c-5dbb-c8a2-ef081003fc2a"/>Du anlände till Übersreik efter att ha träffat smugglaren Viktor Kozlov i Bögenhafen. Viktor förklarade att han kände en adelsman vid namn Lord <text:span text:style-name="T2">Rickard Aschaffenberg</text:span> i Übersreik som behövde anställa en duglig tjuv för att “fixa” lite svårare typer av affärsuppgörelser. Det ena ledde till det andra och efter en tid så var du på Lordens lönelista.</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Finn Fester, alven Farmakon, Viktor Kozlov (RIP) och Husk Fritjof.</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armakon och Finn Fester utses som “ledare” för detta uppdrag.</text:p>
        <text:h text:style-name="wfrp-rubrik-2" text:outline-level="10">Gängkrig</text:h>
        <text:p text:style-name="wfrp-brödtext">Innan du kom till Übersreik hade du en kort karriär som ”yrkeskriminell” i staden Averheim. Du har nu nåtts av rykten om att ett av stadens kriminella gäng, <text:span text:style-name="T1">The Wharf Rats</text:span> anklagar ett annat gäng, <text:span text:style-name="T1">The Fish</text:span>, för att ligga bakom försvinnandet av en <text:span text:style-name="T2">Rolf Haller</text:span> (medlem i <text:span text:style-name="T1">The Wharf Rats</text:span>). Det verkar som om detta kan eskalera till ett fullskaligt krig i hamnområdet i Averheim.</text:p>
        <text:list xml:id="list4488666683549781384" text:style-name="L1">
          <text:list-item>
            <text:p text:style-name="P1">Hur ställer du dig inför det faktum att Averheims undre värld står inför ”krig”?</text:p>
          </text:list-item>
          <text:list-item>
            <text:p text:style-name="P1">Var ligger dina sympatier, hos <text:span text:style-name="T1">The Wharf Rats</text:span> eller <text:span text:style-name="T1">The Fish</text:span> och varför?</text:p>
          </text:list-item>
          <text:list-item>
            <text:p text:style-name="P1">Det verkar som om <text:span text:style-name="T2">Werner Klebb</text:span>, ledare för <text:span text:style-name="T1">The Wharf Rats</text:span>, räknar med att du går deras ärende från och med nu. Bra eller dåligt?</text:p>
          </text:list-item>
        </text:list>
        <text:h text:style-name="wfrp-rubrik-2" text:outline-level="10">Kompisar från förr</text:h>
        <text:p text:style-name="wfrp-brödtext">Den som introducerade dig till Averheims undre värld var utpressaren <text:span text:style-name="T2">Frederich Grosz</text:span>. Ni träffades i rättssalen där du stod anklagad för ett brott som du absolut hade begått. Frederich gav ett falskt vittnesmål som fick dig frisläppt. Du återgäldade detta genom börja jobba för Frederich.</text:p>
        <text:list xml:id="list1065099632" text:continue-numbering="true" text:style-name="L1">
          <text:list-item>
            <text:p text:style-name="P1">Vad var ditt brott och vad sa Frederich som fick dig frisläppt?</text:p>
          </text:list-item>
          <text:list-item>
            <text:p text:style-name="P1">Varför slutade du jobba åt Frederich och lämnade Averheim?</text:p>
          </text:list-item>
          <text:list-item>
            <text:p text:style-name="P1">Frederich verkar mån om att ta sig ifrån Averheim. Har du någon anledning att hjälpa eller hindra honom från detta?</text:p>
          </text:list-item>
        </text:list>
        <text:h text:style-name="wfrp-rubrik-2" text:outline-level="10">Lagens skäggiga arm</text:h>
        <text:p text:style-name="wfrp-brödtext">Din vän Brokk har tagit anställning hos vakten under kapten <text:span text:style-name="T2">Marcus Baerfaust</text:span>.</text:p>
        <text:list xml:id="list812810454" text:continue-numbering="true" text:style-name="L1">
          <text:list-item>
            <text:p text:style-name="P2">Hur ställer du dig till att Brokk numera är på “fel sida” om lagen?</text:p>
          </text:list-item>
        </text:list>
        <text:h text:style-name="wfrp-rubrik-2" text:outline-level="10"><text:soft-page-break/>Gravyrverktyg</text:h>
        <text:p text:style-name="wfrp-brödtext">Rätt verktyg till rätt jobb men det är inte billigt med gravyrverktyg. Du är skyldig Finn en häst för att du äntligen skulle få händerna på dina gravyrverktyg.</text:p>
        <text:list xml:id="list1868798633" text:continue-numbering="true" text:style-name="L1">
          <text:list-item>
            <text:p text:style-name="P2"><text:span text:style-name="T3">Kommer</text:span> du betala tillbaka Finn? Eller har du kanske redan gjort det med tanke på hur du skyddat honom (och de andra RP:na) från den organiserade brottsligheten i Averheim?</text:p>
          </text:list-item>
        </text:list>
        <text:h text:style-name="wfrp-rubrik-2" text:outline-level="10">Du är skyldig oss!</text:h>
        <text:p text:style-name="wfrp-brödtext"><text:span text:style-name="T2">Werner Klebb</text:span> (och <text:span text:style-name="T1">The Wharf Rats</text:span>) känner sig lurad på krutaffären och håller dig ansvarig! Werner har kontaktat dig och förklarat att om du inte kompenserar <text:span text:style-name="T1">The Rats </text:span>med motsvarande 20 g (”utebliven inkomst”) inom en vecka så bör du lämna staden.</text:p>
        <text:list xml:id="list909780631" text:continue-numbering="true" text:style-name="L1">
          <text:list-item>
            <text:p text:style-name="P2">Hur ställer du dig till detta ultimatum. Pröjsa eller stand tall?</text:p>
          </text:list-item>
        </text:list>
        <text:h text:style-name="wfrp-rubrik-2" text:outline-level="10">Grosz lämnar stan</text:h>
        <text:p text:style-name="wfrp-brödtext"><text:span text:style-name="T2">Frederich Grosz</text:span> har kontaktat dig och berättat att han måste göra slag i saken och lämna stan. Den nye bossen är ute efter honom. Frederich vill att du och ”ditt gäng” skyddar honom när han lämnar stan.</text:p>
        <text:list xml:id="list1706475399" text:continue-numbering="true" text:style-name="L1">
          <text:list-item>
            <text:p text:style-name="P1">Vad kan ha fått Frederich att bli så rädd?</text:p>
          </text:list-item>
          <text:list-item>
            <text:p text:style-name="P1">Vad håller Frederich egentligen på med med tanke på att det var han som betalade garvarna med det stulna guldet (som stals vid <text:span text:style-name="T1">The Southland Expeditio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64</meta:editing-cycles>
    <dc:date>2017-07-25T15:03:09</dc:date>
    <meta:editing-duration>P1DT13H29M40S</meta:editing-duration>
    <meta:printed-by>Ola Andersson</meta:printed-by>
    <meta:print-date>2015-03-03T09:42:47</meta:print-date>
    <meta:document-statistic meta:table-count="0" meta:image-count="0" meta:object-count="0" meta:page-count="2" meta:paragraph-count="36" meta:word-count="823" meta:character-count="4857"/>
  </office:meta>
</office:document-meta>
</file>